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3" style:parent-style-name="ContentsHeading" style:family="paragraph">
      <style:paragraph-properties>
        <style:tab-stops>
          <style:tab-stop style:type="right" style:leader-style="dotted" style:leader-text="." style:position="6.5in"/>
        </style:tab-stops>
      </style:paragraph-properties>
    </style:style>
    <style:style style:name="P4"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5"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6"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7"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8"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9"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0"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1"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2"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3"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4"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5"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6"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7"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8"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19"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0"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1"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2"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3"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4"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5"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6"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7" style:parent-style-name="Normal" style:family="paragraph">
      <style:paragraph-properties fo:background-color="#FFFFFF"/>
      <style:text-properties style:font-name="Arial" style:font-name-asian="Times New Roman" style:font-name-complex="Arial" fo:font-size="11.5pt" style:font-size-asian="11.5pt" style:font-size-complex="11.5pt"/>
    </style:style>
    <style:style style:name="P28" style:parent-style-name="Textbody" style:family="paragraph">
      <style:paragraph-properties fo:text-align="center"/>
      <style:text-properties fo:font-weight="bold" style:font-weight-asian="bold" style:font-weight-complex="bold"/>
    </style:style>
  </office:automatic-styles>
  <office:body>
    <office:text text:use-soft-page-breaks="true">
      <text:p text:style-name="P1"/>
      <text:p text:style-name="Title">Requirements Spec Section 2</text:p>
      <text:p text:style-name="Subtitle">Team TechOps</text:p>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of Contents</text:p>
          <text:p text:style-name="Contents1"><text:a xlink:href="#__RefHeading___Toc210_1036708761" office:target-frame-name="_top" xlink:show="replace">1.1 – Purpose<text:tab/></text:a>1</text:p>
          <text:p text:style-name="Contents1"><text:a xlink:href="#__RefHeading___Toc210_1036708761" office:target-frame-name="_top" xlink:show="replace">1.2 – Document Conventions<text:tab/></text:a>1</text:p>
          <text:p text:style-name="Contents1"><text:a xlink:href="#__RefHeading___Toc210_1036708761" office:target-frame-name="_top" xlink:show="replace">1.3 – Intended Audience and Reading Suggestions<text:tab/></text:a>1</text:p>
          <text:p text:style-name="Contents1"><text:a xlink:href="#__RefHeading___Toc210_1036708761" office:target-frame-name="_top" xlink:show="replace">1.4 – Product Scope<text:tab/></text:a>2</text:p>
          <text:p text:style-name="Contents1"><text:a xlink:href="#__RefHeading___Toc210_1036708761" office:target-frame-name="_top" xlink:show="replace">1.5<text:s/>– References<text:tab/></text:a>2</text:p>
          <text:p text:style-name="Contents1"><text:a xlink:href="#__RefHeading___Toc210_1036708761" office:target-frame-name="_top" xlink:show="replace">2.1 – Product Perspective<text:tab/></text:a>2</text:p>
          <text:p text:style-name="Contents1"><text:a xlink:href="#__RefHeading___Toc212_1036708761" office:target-frame-name="_top" xlink:show="replace">2.2 – Product Functions<text:tab/></text:a>2</text:p>
          <text:p text:style-name="Contents1"><text:a xlink:href="#__RefHeading___Toc214_1036708761" office:target-frame-name="_top" xlink:show="replace">2.3 – User Classes<text:tab/></text:a>3</text:p>
          <text:p text:style-name="Contents1"><text:a xlink:href="#__RefHeading___Toc216_1036708761" office:target-frame-name="_top" xlink:show="replace">2.4 – Operating Environment<text:tab/></text:a>3</text:p>
          <text:p text:style-name="Contents1"><text:a xlink:href="#__RefHeading___Toc218_1036708761" office:target-frame-name="_top" xlink:show="replace">2.5 – Design and Implementation Constraints<text:tab/></text:a>3</text:p>
          <text:p text:style-name="Contents1"><text:a xlink:href="#__RefHeading___Toc220_1036708761" office:target-frame-name="_top" xlink:show="replace">2.6 – User Documentation<text:tab/></text:a>4</text:p>
          <text:p text:style-name="Contents1"><text:a xlink:href="#__RefHeading___Toc222_1036708761" office:target-frame-name="_top" xlink:show="replace">2.7 – Assumptions and Dependencies<text:tab/></text:a>4</text:p>
        </text:index-body>
      </text:table-of-content>
      <text:p text:style-name="Standard"/>
      <text:h text:style-name="Heading1" text:outline-level="1">1.1 – Purpose</text:h>
      <text:p text:style-name="Textbody"/>
      <text:p text:style-name="P4">The product that is covered by this SRS relates to a parking monitoring system. This parking monitoring system will keep track of available spaces in a parking lot. This SRS will cover the entire requirements of the parking monitoring system.</text:p>
      <text:h text:style-name="Heading1" text:outline-level="1">1.2 – Document Conventions</text:h>
      <text:p text:style-name="P5">&lt;Describe any standards or typographic</text:p>
      <text:p text:style-name="P6">al conventions that were followed when writing this SRS,<text:s/></text:p>
      <text:p text:style-name="P7">such as fonts or highlighting that have special significance. For example, state whether priorities <text:s/></text:p>
      <text:p text:style-name="P8">for higher</text:p>
      <text:p text:style-name="P9">-</text:p>
      <text:p text:style-name="P10">level requirements are assumed to be inherited by detailed requirements, or whether<text:s/></text:p>
      <text:p text:style-name="P11">eve</text:p>
      <text:p text:style-name="P12">ry requirement statement is to have its own priority.&gt;</text:p>
      <text:p text:style-name="Standard"/>
      <text:h text:style-name="Heading1" text:outline-level="1">1.3 – Intended Audience and Reading Suggestions</text:h>
      <text:p text:style-name="P13">The intended audience for this SRS are developers and testers, because this system is more of a research project than a product built for a client. This SRS document covers the purpose of the system, and the functional and nonfunctional requirements of the system.<text:s/></text:p>
      <text:soft-page-break/>
      <text:p text:style-name="P14">The functional requirements include the interface requirements and system features. The non-function requirements will include requirements such as performance and security. The non-functional requirements will also include any user functions under specific circumstances.</text:p>
      <text:p text:style-name="P15">&lt;Suggest a sequence for reading the document,<text:s/></text:p>
      <text:p text:style-name="P16">beginning with the overview sections and proceeding through the sections that are most pertinent<text:s/></text:p>
      <text:p text:style-name="P17">to each reader type.&gt;</text:p>
      <text:p text:style-name="P18"/>
      <text:h text:style-name="Heading1" text:outline-level="1">1.4 – Product Scope</text:h>
      <text:p text:style-name="P19">The main purpose of the parking monitoring system is to provide a way of monitoring available spaces in the parking lot. The system will track available spaces and output the number of spaces in an external interface. This will help drivers in a vehicle to see which parking lot has available spaces instead of going through a parking lot blindly without knowing if there are any available spaces. Another objective of this system is to offer a system with minimal hardware cost by using budget cameras to capture data of the parking lot.<text:s/></text:p>
      <text:h text:style-name="Heading1" text:outline-level="1">1.5 – References</text:h>
      <text:p text:style-name="P20">&lt;List any other documents or Web addresses to which this SRS refers. These may include user<text:s/></text:p>
      <text:p text:style-name="P21">interface style guides, contracts, standards, system requirements specifications, use case<text:s/></text:p>
      <text:p text:style-name="P22">documents,</text:p>
      <text:p text:style-name="P23">or a vision and scope document. Provide enough information so that the reader could<text:s/></text:p>
      <text:p text:style-name="P24">access a copy of each reference, including title, author, version number, date, and source or<text:s/></text:p>
      <text:p text:style-name="P25">location.&gt;</text:p>
      <text:p text:style-name="P26"/>
      <text:p text:style-name="P27"/>
      <text:h text:style-name="Heading1" text:outline-level="1"><text:bookmark-start text:name="__RefHeading___Toc210_1036708761"/>2.1 – Product Perspective<text:bookmark-end text:name="__RefHeading___Toc210_1036708761"/></text:h>
      <text:p text:style-name="Textbody"/>
      <text:p text:style-name="Textbody">The product is meant to be a standalone system that accomplishes the tasks laid out in the following Product Functions section. Specifically, the product will allow monitoring of parking spaces and report to an end user the overall status of the<text:s/>area.</text:p>
      <text:p text:style-name="Textbody">The product will provide interfaces for setting up capture areas from provided images, and for seeing most-recent or archived parking space conditions.</text:p>
      <text:p text:style-name="Textbody"/>
      <text:p text:style-name="P28">&lt;Needs a diagram with systems/subsystems/interfaces&gt;</text:p>
      <text:p text:style-name="Standard"/>
      <text:p text:style-name="Standard"/>
      <text:h text:style-name="Heading1" text:outline-level="1"><text:bookmark-start text:name="__RefHeading___Toc212_1036708761"/>2.2 – Product Functions<text:bookmark-end text:name="__RefHeading___Toc212_1036708761"/></text:h>
      <text:p text:style-name="Standard"/>
      <text:p text:style-name="Textbody">The user will be<text:s/>able to set up defined areas in an image that will be given to the system from a fixed camera. Parking spaces will be able to be delineated from the images, and this information be stored for future use by the product.</text:p>
      <text:soft-page-break/>
      <text:p text:style-name="Textbody">After this setup process, the product will check the defined areas in future images given to it and report if there is a vehicle in each marked area.</text:p>
      <text:p text:style-name="Textbody">This information will be displayed to the user, as well as stored for a time in a file that will be accessible to the user.</text:p>
      <text:p text:style-name="Standard"/>
      <text:p text:style-name="Standard"/>
      <text:h text:style-name="Heading1" text:outline-level="1"><text:bookmark-start text:name="__RefHeading___Toc214_1036708761"/>2.3 – User Classes<text:bookmark-end text:name="__RefHeading___Toc214_1036708761"/></text:h>
      <text:p text:style-name="Standard"/>
      <text:p text:style-name="Textbody">There will be two classes of user that will interact with the product. The first will handle initial setup of the system and verify that it is functioning correctly, and the other will view information reported by the system.</text:p>
      <text:p text:style-name="Textbody"/>
      <text:p text:style-name="Textbody">The user that handles setup will use a graphical interface on a computer to create and save location data for each parking are the system captures. Additionally, this user will be able to view system reports and gathered data, in order to spot check the results gathered.</text:p>
      <text:p text:style-name="Textbody">The second user class will have a similar graphical interface, but functionality will be limited to viewing reports generated by the system, past and present. This user will not be permitted to change or create new monitoring areas.</text:p>
      <text:p text:style-name="Standard"/>
      <text:p text:style-name="Standard"/>
      <text:h text:style-name="Heading1" text:outline-level="1"><text:bookmark-start text:name="__RefHeading___Toc216_1036708761"/>2.4 – Operating Environment<text:bookmark-end text:name="__RefHeading___Toc216_1036708761"/></text:h>
      <text:p text:style-name="Standard"/>
      <text:p text:style-name="Textbody">The product will primarily exist on a self contained computer, which will run Ubuntu 14.04 due to software compatibility needs. Software dependencies include the deep learning library Caffe (release candidate 3), the image processing library OpenCV (v 2.4.13), and Python (v 2.7).</text:p>
      <text:p text:style-name="Textbody">The system will expect a camera to be connected to the computer it is deployed on, and a stream of images to be transferred from the camera to the computer.</text:p>
      <text:p text:style-name="Standard"/>
      <text:p text:style-name="Standard"><text:s/></text:p>
      <text:h text:style-name="Heading1" text:outline-level="1"><text:bookmark-start text:name="__RefHeading___Toc218_1036708761"/>2.5 – Design and Implementation Constraints<text:bookmark-end text:name="__RefHeading___Toc218_1036708761"/></text:h>
      <text:p text:style-name="Standard"/>
      <text:p text:style-name="Textbody">Limitations in the<text:s/>software product will mainly affect the accuracy of the data the system will gather.</text:p>
      <text:p text:style-name="Textbody">Camera position and lighting conditions may be hard to control in some situations, and can greatly affect the quality of images, which in turn affects the effectiveness of the entire system.</text:p>
      <text:soft-page-break/>
      <text:p text:style-name="Textbody">Another more subtle limitation is in the actual design and implementation of the neural network that will classify the images gathered from the camera. The design and layout of a network is incredibly variable, and techniques to<text:s/>increase effectiveness are changing and improving rapidly. This, added to the large amount of overhead in learning to set up such a system, will also affect accuracy of the system. That is to say, there will likely always be optimizations to make, and time<text:s/>limitations will be a deciding factor in when to stop making them.</text:p>
      <text:p text:style-name="Textbody"/>
      <text:p text:style-name="Standard"/>
      <text:h text:style-name="Heading1" text:outline-level="1"><text:bookmark-start text:name="__RefHeading___Toc220_1036708761"/>2.6 – User Documentation<text:bookmark-end text:name="__RefHeading___Toc220_1036708761"/></text:h>
      <text:p text:style-name="Standard"/>
      <text:p text:style-name="Textbody">Instructions detailing the initial setup of the system, as well as how to view information gathered, will be provided to the end users. These instructions will<text:s/>preferably be provided online as either web pages or downloadable documents.</text:p>
      <text:p text:style-name="Standard"/>
      <text:p text:style-name="Standard"/>
      <text:h text:style-name="Heading1" text:outline-level="1"><text:bookmark-start text:name="__RefHeading___Toc222_1036708761"/>2.7 – Assumptions and Dependencies<text:bookmark-end text:name="__RefHeading___Toc222_1036708761"/></text:h>
      <text:p text:style-name="Standard"/>
      <text:p text:style-name="Textbody">It is assumed that the product will take full advantage of the deep learning library to be used (Caffe). Due to the complexity of the library and the problem itself however, sufficient time may not exist to properly design and implement the solution. This will lead to reduced accuracy of system reports.</text:p>
      <text:p text:style-name="Textbody">Another limit which is somewhat related to the first is the existence of data to train the<text:s/>network on. Presumably the data set which will be used initially will be sufficient to train the network on, but depending on final camera setup and lighting, the images the network was trained on may not be a good enough simulation of real images that will be gathered. This can be fixed after an initial prototype is deployed however, as training images that much more closely match the actual use case can be gathered easily.</text:p>
      <text:p text:style-name="Textbody">In regards to software, this product has one major dependency that could be subject to change in the future. The operating system it will run on, Ubuntu 14.04, will stop receiving support in approximately nine months at the time of writing. In the (very) long run, this could lead to complications between the OS and hardware, and the product would need to be updated to run on a newer platfor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swin Abraham</meta:initial-creator>
    <dc:creator>Jeswin Abraham</dc:creator>
    <meta:creation-date>2016-09-20T13:28:00Z</meta:creation-date>
    <dc:date>2016-09-20T13:28:00Z</dc:date>
    <meta:template xlink:href="Normal" xlink:type="simple"/>
    <meta:editing-cycles>2</meta:editing-cycles>
    <meta:editing-duration>PT0S</meta:editing-duration>
    <meta:document-statistic meta:page-count="4" meta:paragraph-count="16" meta:word-count="1205" meta:character-count="8064" meta:row-count="57" meta:non-whitespace-character-count="6875"/>
  </office:meta>
</office:document-meta>
</file>